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mm"/>
    </style:style>
    <style:style style:name="co2" style:family="table-column">
      <style:table-column-properties fo:break-before="auto" style:column-width="11.13mm"/>
    </style:style>
    <style:style style:name="co3" style:family="table-column">
      <style:table-column-properties fo:break-before="auto" style:column-width="68.56mm"/>
    </style:style>
    <style:style style:name="co4" style:family="table-column">
      <style:table-column-properties fo:break-before="auto" style:column-width="49.41mm"/>
    </style:style>
    <style:style style:name="co5" style:family="table-column">
      <style:table-column-properties fo:break-before="auto" style:column-width="79.22mm"/>
    </style:style>
    <style:style style:name="co6" style:family="table-column">
      <style:table-column-properties fo:break-before="auto" style:column-width="72.1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95mm"/>
    </style:style>
    <style:style style:name="ro1" style:family="table-row">
      <style:table-row-properties style:row-height="20.92mm" fo:break-before="auto" style:use-optimal-row-height="true"/>
    </style:style>
    <style:style style:name="ro2" style:family="table-row">
      <style:table-row-properties style:row-height="79.6mm" fo:break-before="auto" style:use-optimal-row-height="false"/>
    </style:style>
    <style:style style:name="ro3" style:family="table-row">
      <style:table-row-properties style:row-height="93.79mm" fo:break-before="auto" style:use-optimal-row-height="false"/>
    </style:style>
    <style:style style:name="ro4" style:family="table-row">
      <style:table-row-properties style:row-height="94.51mm" fo:break-before="auto" style:use-optimal-row-height="false"/>
    </style:style>
    <style:style style:name="ro5" style:family="table-row">
      <style:table-row-properties style:row-height="94.28mm" fo:break-before="auto" style:use-optimal-row-height="false"/>
    </style:style>
    <style:style style:name="ro6" style:family="table-row">
      <style:table-row-properties style:row-height="36.3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72mm" fo:break-before="auto" style:use-optimal-row-height="false"/>
    </style:style>
    <style:style style:name="ro10" style:family="table-row">
      <style:table-row-properties style:row-height="6.97mm" fo:break-before="auto" style:use-optimal-row-height="false"/>
    </style:style>
    <style:style style:name="ro11" style:family="table-row">
      <style:table-row-properties style:row-height="8.64mm" fo:break-before="auto" style:use-optimal-row-height="false"/>
    </style:style>
    <style:style style:name="ro12" style:family="table-row">
      <style:table-row-properties style:row-height="6.24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7.69mm" fo:break-before="auto" style:use-optimal-row-height="false"/>
    </style:style>
    <style:style style:name="ro15" style:family="table-row">
      <style:table-row-properties style:row-height="7.44mm" fo:break-before="auto" style:use-optimal-row-height="false"/>
    </style:style>
    <style:style style:name="ro16" style:family="table-row">
      <style:table-row-properties style:row-height="7.92mm" fo:break-before="auto" style:use-optimal-row-height="false"/>
    </style:style>
    <style:style style:name="ro17" style:family="table-row">
      <style:table-row-properties style:row-height="8.17mm" fo:break-before="auto" style:use-optimal-row-height="false"/>
    </style:style>
    <style:style style:name="ro18" style:family="table-row">
      <style:table-row-properties style:row-height="7.21mm" fo:break-before="auto" style:use-optimal-row-height="false"/>
    </style:style>
    <style:style style:name="ro19" style:family="table-row">
      <style:table-row-properties style:row-height="6.49mm" fo:break-before="auto" style:use-optimal-row-height="false"/>
    </style:style>
    <style:style style:name="ro20" style:family="table-row">
      <style:table-row-properties style:row-height="52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ffffff" style:vertical-align="top"/>
      <style:paragraph-properties fo:text-align="start" fo:margin-left="0mm"/>
      <style:text-properties fo:color="#ffffff" fo:font-weight="bold" style:font-weight-asian="bold" style:font-weight-complex="600" fo:hyphenate="tru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ffffff" style:vertical-align="top"/>
      <style:paragraph-properties fo:text-align="start"/>
      <style:text-properties fo:color="#ffffff" fo:font-weight="bold" style:font-weight-asian="bold" style:font-weight-complex="600" fo:hyphenate="tru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READ, NWRITE, NWRITE_R, SWRI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Specification Revision</text:p>
          </table:table-cell>
          <table:table-cell table:style-name="ce4" office:value-type="string" calcext:value-type="string">
            <text:p>Specification Section</text:p>
          </table:table-cell>
          <table:table-cell table:style-name="ce4" office:value-type="string" calcext:value-type="string">
            <text:p>Specification Feature</text:p>
          </table:table-cell>
          <table:table-cell table:style-name="ce4" office:value-type="string" calcext:value-type="string">
            <text:p>Test Checking Type</text:p>
          </table:table-cell>
          <table:table-cell table:style-name="ce4" office:value-type="string" calcext:value-type="string">
            <text:p>Test Implementation Details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Status</text:p>
          </table:table-cell>
          <table:table-cell table:style-name="ce4" office:value-type="string" calcext:value-type="string">
            <text:p>Designer Comment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ogical_00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3.3.1 Read Operations </text:p>
            <text:p>4.1.5 Type 2 Packet Format (Request Class)</text:p>
            <text:p>4.2.3 Type 13 Packet Format (Response Class)</text:p>
          </table:table-cell>
          <table:table-cell table:style-name="ce2" office:value-type="string" calcext:value-type="string">
            <text:p>NREAD, with DONE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2" office:value-type="string" calcext:value-type="string">
            <text:p>- Generate read transactions with (read address and varying data sizes)</text:p>
            <text:p>- Check the following in the generated packet</text:p>
            <text:p>  * ftype 2</text:p>
            <text:p>  * transaction 0b0100</text:p>
            <text:p>  * wdptr and rdsize as in the <text:span text:style-name="T2">Table 4-3. Read Size (rdsize) Definitions</text:span>. Using coverage metrics check if all the combinations are covered </text:p>
            <text:p>  * address to be checked</text:p>
            <text:p>- Check the following in the response packet</text:p>
            <text:p>  * transaction type: Type 13</text:p>
            <text:p>  * transaction= 0b1000</text:p>
            <text:p>  * status = 0b0000</text:p>
            <text:p>  * transaction ID matches between the NREAD request packet and the DONE response packet  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ogical_00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3.3.1 Read Operations </text:p>
            <text:p>4.1.5 Type 2 Packet Format (Request Class)</text:p>
            <text:p>4.2.3 Type 13 Packet Format (Response Class)</text:p>
          </table:table-cell>
          <table:table-cell table:style-name="ce2" office:value-type="string" calcext:value-type="string">
            <text:p>NREAD, with ERROR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2" office:value-type="string" calcext:value-type="string">
            <text:p>- Generate read transactions with (read address and varying data sizes)</text:p>
            <text:p>- Check the following in the generated packet</text:p>
            <text:p>  * ftype 2</text:p>
            <text:p><text:span text:style-name="T1">  * transaction 0b0100</text:span></text:p>
            <text:p>  * wdptr and rdsize as in the <text:span text:style-name="T2">Table 4-3. Read Size (rdsize) Definitions</text:span>. Using coverage metrics check if all the combinations are covered </text:p>
            <text:p>  * address to be checked</text:p>
            <text:p>- Check the following in the response packet</text:p>
            <text:p>  * transaction type: Type 13</text:p>
            <text:p>  * transaction= 0b1000 </text:p>
            <text:p>  * status = 0b0111 </text:p>
            <text:p>  * transaction ID matches between the NREAD request packet and the ERROR response packet 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ogical_00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.3.2 Write and Streaming-Write Operations</text:p>
            <text:p>4.1.7 Type 5 Packet Format (Write Class)</text:p>
          </table:table-cell>
          <table:table-cell office:value-type="string" calcext:value-type="string">
            <text:p>NWRITE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7" office:value-type="string" calcext:value-type="string">
            <text:p>- Generate write transactions with (write address and varying data pay loads – multiple double-word, word, half-word and byte writes) </text:p>
            <text:p><text:span text:style-name="T1">- Check the following in the generated packet</text:span></text:p>
            <text:p><text:span text:style-name="T1">  * ftype 5</text:span></text:p>
            <text:p><text:span text:style-name="T1">  * transaction 0b0100</text:span></text:p>
            <text:p><text:span text:style-name="T1">  * wdptr and wrsize as in the </text:span><text:span text:style-name="T3">Table 4-4. Write Size (wrsize) Definitions</text:span><text:span text:style-name="T1">. Using coverage metrics check if all the combinations are covered </text:span></text:p>
            <text:p><text:span text:style-name="T1">  * address to be checked</text:span></text:p>
            <text:p><text:span text:style-name="T1">  * data to be checked</text:span></text:p>
            <text:p><text:span text:style-name="T1">  * transaction id is arbitrary as no reponse required</text:span></text:p>
            <text:p><text:span text:style-name="T1">- Check that no response packet arrives</text:span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ogical_00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.3.3 Write-With-Response Operations</text:p>
            <text:p>4.1.7 Type 5 Packet Format (Write Class)</text:p>
            <text:p><text:span text:style-name="T1">4.2.3 Type 13 Packet Format (Response Class)</text:span></text:p>
          </table:table-cell>
          <table:table-cell office:value-type="string" calcext:value-type="string">
            <text:p>NWRITE_R with DONE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7" office:value-type="string" calcext:value-type="string">
            <text:p>- Generate write transactions with (write address and varying data pay loads – multiple double-word, word, half-word and byte writes) </text:p>
            <text:p><text:span text:style-name="T1">- Check the following in the generated packet</text:span></text:p>
            <text:p><text:span text:style-name="T1">  * ftype 5</text:span></text:p>
            <text:p><text:span text:style-name="T1">  * transaction 0b0101</text:span></text:p>
            <text:p><text:span text:style-name="T1">  * wdptr and wrsize as in the </text:span><text:span text:style-name="T3">Table 4-4. Write Size (wrsize) Definitions</text:span><text:span text:style-name="T1">. Using coverage metrics check if all the combinations are covered </text:span></text:p>
            <text:p><text:span text:style-name="T1">  * address to be checked</text:span></text:p>
            <text:p><text:span text:style-name="T1">  * data to be checked</text:span></text:p>
            <text:p><text:span text:style-name="T1"> - Check the following in the response packet</text:span></text:p>
            <text:p><text:span text:style-name="T1">  * transaction type: Type 13</text:span></text:p>
            <text:p><text:span text:style-name="T1">  * transaction= 0b0000 </text:span></text:p>
            <text:p><text:span text:style-name="T1">  * status = 0b0000</text:span></text:p>
            <text:p><text:span text:style-name="T1">  * transaction ID matches between the NWRITE_R request packet and the DONE response packet  </text:span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gical_00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.3.3 Write-With-Response Operations</text:p>
            <text:p>4.1.7 Type 5 Packet Format (Write Class)</text:p>
            <text:p><text:span text:style-name="T1">4.2.3 Type 13 Packet Format (Response Class)</text:span></text:p>
          </table:table-cell>
          <table:table-cell office:value-type="string" calcext:value-type="string">
            <text:p>NWRITE_R with ERROR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7" office:value-type="string" calcext:value-type="string">
            <text:p>- Generate write transactions with (write address and varying data pay loads – multiple double-word, word, half-word and byte writes) </text:p>
            <text:p><text:span text:style-name="T1">- Check the following in the generated packet</text:span></text:p>
            <text:p><text:span text:style-name="T1">  * ftype 5</text:span></text:p>
            <text:p><text:span text:style-name="T1">  * transaction 0b0101</text:span></text:p>
            <text:p><text:span text:style-name="T1">  * wdptr and wrsize as in the </text:span><text:span text:style-name="T3">Table 4-4. Write Size (wrsize) Definitions</text:span><text:span text:style-name="T1">. Using coverage metrics check if all the combinations are covered </text:span></text:p>
            <text:p><text:span text:style-name="T1">  * address to be checked</text:span></text:p>
            <text:p><text:span text:style-name="T1">  * data to be checked</text:span></text:p>
            <text:p><text:span text:style-name="T1"> - Check the following in the response packet</text:span></text:p>
            <text:p><text:span text:style-name="T1">  * transaction type: Type 13</text:span></text:p>
            <text:p><text:span text:style-name="T1">  * transaction= 0b0000 </text:span></text:p>
            <text:p><text:span text:style-name="T1">  * status = 0b0111 </text:span></text:p>
            <text:p><text:span text:style-name="T1">  * transaction ID matches between the NWRITE_R request packet and the ERROR response packet  </text:span>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ogical_00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.3.3 3.3.2 Write and Streaming-Write Operations</text:p>
            <text:p>4.1.8 Type 6 Packet Format (Streaming-Write Class)</text:p>
          </table:table-cell>
          <table:table-cell office:value-type="string" calcext:value-type="string">
            <text:p>SWRITE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7" office:value-type="string" calcext:value-type="string">
            <text:p>- Generate write transactions with (write address and varying data pay loads – multiple double-words only) </text:p>
            <text:p><text:span text:style-name="T1">- Check the following in the generated packet</text:span></text:p>
            <text:p><text:span text:style-name="T1">  * ftype 6</text:span></text:p>
            <text:p><text:span text:style-name="T1">  * address to be checked</text:span></text:p>
            <text:p><text:span text:style-name="T1">  * data to be checked </text:span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ogical_00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Chapter 3 and 4</text:p>
          </table:table-cell>
          <table:table-cell table:style-name="ce5" office:value-type="string" calcext:value-type="string">
            <text:p>Random combination of above transactions</text:p>
          </table:table-cell>
          <table:table-cell table:style-name="ce6" office:value-type="string" calcext:value-type="string">
            <text:p>Directed test check/Functional coverage</text:p>
          </table:table-cell>
          <table:table-cell table:style-name="ce7" office:value-type="string" calcext:value-type="string">
            <text:p>The checks for corresponding type to be in place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7"/>
          <table:table-cell table:number-columns-repeated="1018"/>
        </table:table-row>
        <table:table-row table:style-name="ro9">
          <table:table-cell table:number-columns-repeated="5"/>
          <table:table-cell table:style-name="ce7"/>
          <table:table-cell table:number-columns-repeated="1018"/>
        </table:table-row>
        <table:table-row table:style-name="ro8">
          <table:table-cell table:number-columns-repeated="5"/>
          <table:table-cell table:style-name="ce7"/>
          <table:table-cell table:number-columns-repeated="1018"/>
        </table:table-row>
        <table:table-row table:style-name="ro10">
          <table:table-cell table:number-columns-repeated="5"/>
          <table:table-cell table:style-name="ce7"/>
          <table:table-cell table:number-columns-repeated="1018"/>
        </table:table-row>
        <table:table-row table:style-name="ro11">
          <table:table-cell table:number-columns-repeated="5"/>
          <table:table-cell table:style-name="ce7"/>
          <table:table-cell table:number-columns-repeated="1018"/>
        </table:table-row>
        <table:table-row table:style-name="ro12">
          <table:table-cell table:number-columns-repeated="5"/>
          <table:table-cell table:style-name="ce7"/>
          <table:table-cell table:number-columns-repeated="1018"/>
        </table:table-row>
        <table:table-row table:style-name="ro13">
          <table:table-cell table:number-columns-repeated="5"/>
          <table:table-cell table:style-name="ce7"/>
          <table:table-cell table:number-columns-repeated="1018"/>
        </table:table-row>
        <table:table-row table:style-name="ro14">
          <table:table-cell table:number-columns-repeated="5"/>
          <table:table-cell table:style-name="ce7"/>
          <table:table-cell table:number-columns-repeated="1018"/>
        </table:table-row>
        <table:table-row table:style-name="ro15">
          <table:table-cell table:number-columns-repeated="5"/>
          <table:table-cell table:style-name="ce7"/>
          <table:table-cell table:number-columns-repeated="1018"/>
        </table:table-row>
        <table:table-row table:style-name="ro16">
          <table:table-cell table:number-columns-repeated="5"/>
          <table:table-cell table:style-name="ce7"/>
          <table:table-cell table:number-columns-repeated="1018"/>
        </table:table-row>
        <table:table-row table:style-name="ro17">
          <table:table-cell table:number-columns-repeated="5"/>
          <table:table-cell table:style-name="ce7"/>
          <table:table-cell table:number-columns-repeated="1018"/>
        </table:table-row>
        <table:table-row table:style-name="ro18">
          <table:table-cell table:number-columns-repeated="5"/>
          <table:table-cell table:style-name="ce7"/>
          <table:table-cell table:number-columns-repeated="1018"/>
        </table:table-row>
        <table:table-row table:style-name="ro19">
          <table:table-cell table:number-columns-repeated="5"/>
          <table:table-cell table:style-name="ce7"/>
          <table:table-cell table:number-columns-repeated="1018"/>
        </table:table-row>
        <table:table-row table:style-name="ro15">
          <table:table-cell table:number-columns-repeated="5"/>
          <table:table-cell table:style-name="ce7"/>
          <table:table-cell table:number-columns-repeated="1018"/>
        </table:table-row>
        <table:table-row table:style-name="ro19">
          <table:table-cell table:number-columns-repeated="5"/>
          <table:table-cell table:style-name="ce7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20" table:number-rows-repeated="1048549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en" number:country="CA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CA"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CA"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n" number:country="CA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n" number:country="CA">
      <number:number number:decimal-places="2" loext:min-decimal-places="2" number:min-integer-digits="1" number:grouping="true"/>
      <number:text> </number:text>
    </number:number-style>
    <number:number-style style:name="N10131P2" style:volatile="true" number:language="en" number:country="CA">
      <number:text>-</number:text>
      <number:number number:decimal-places="0" loext:min-decimal-places="0" number:min-integer-digits="0"/>
      <number:text> </number:text>
    </number:number-style>
    <number:text-style style:name="N10131" number:language="en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5P0" style:volatile="true" number:language="en" number:country="CA">
      <number:currency-symbol/>
      <number:number number:decimal-places="2" loext:min-decimal-places="2" number:min-integer-digits="1" number:grouping="true"/>
      <number:text> </number:text>
    </number:currency-style>
    <number:currency-style style:name="N10135P1" style:volatile="true" number:language="en" number:country="CA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5P2" style:volatile="true" number:language="en" number:country="CA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5" number:language="en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7:09:54.186444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9:38:04.120855990</meta:creation-date>
    <dc:date>2018-10-18T19:11:08.148230014</dc:date>
    <meta:editing-duration>P1DT3H43M38S</meta:editing-duration>
    <meta:editing-cycles>62</meta:editing-cycles>
    <meta:generator>LibreOffice/5.1.6.2$Linux_X86_64 LibreOffice_project/10m0$Build-2</meta:generator>
    <meta:document-statistic meta:table-count="1" meta:cell-count="51" meta:object-count="0"/>
  </office:meta>
</office:document-meta>
</file>